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Lewis and Clark Tiger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nck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an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enck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enck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Kan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an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Menck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Menck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Kan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Menck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Ol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Ol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Menck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Kan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enck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Hayne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Ashe</text:p>
          </table:table-cell>
          <table:table-cell table:number-columns-repeated="1017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07:26:11.5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26S</meta:editing-duration>
    <meta:editing-cycles>11</meta:editing-cycles>
    <meta:generator>LibreOffice/5.1.5.2$Windows_x86 LibreOffice_project/7a864d8825610a8c07cfc3bc01dd4fce6a9447e5</meta:generator>
    <dc:date>2017-11-26T07:43:58.209000000</dc:date>
    <meta:document-statistic meta:table-count="3" meta:cell-count="328" meta:object-count="0"/>
    <meta:user-defined meta:name="Info 1"/>
    <meta:user-defined meta:name="Info 2"/>
    <meta:user-defined meta:name="Info 3"/>
    <meta:user-defined meta:name="Info 4"/>
  </office:meta>
</office:document-meta>
</file>